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050a" officeooo:paragraph-rsid="0007050a"/>
    </style:style>
    <style:style style:name="P2" style:family="paragraph" style:parent-style-name="Standard">
      <style:paragraph-properties fo:text-align="start" style:justify-single-word="false"/>
      <style:text-properties officeooo:rsid="0007050a" officeooo:paragraph-rsid="0007050a"/>
    </style:style>
    <style:style style:name="P3" style:family="paragraph" style:parent-style-name="Standard">
      <style:paragraph-properties fo:text-align="start" style:justify-single-word="false"/>
      <style:text-properties officeooo:rsid="0007050a" officeooo:paragraph-rsid="000712de"/>
    </style:style>
    <style:style style:name="P4" style:family="paragraph" style:parent-style-name="Standard">
      <style:paragraph-properties fo:text-align="start" style:justify-single-word="false"/>
      <style:text-properties officeooo:rsid="0007050a" officeooo:paragraph-rsid="0007785d"/>
    </style:style>
    <style:style style:name="P5" style:family="paragraph" style:parent-style-name="Standard">
      <style:text-properties officeooo:rsid="000712de" officeooo:paragraph-rsid="000712de"/>
    </style:style>
    <style:style style:name="P6" style:family="paragraph" style:parent-style-name="Standard">
      <style:text-properties officeooo:rsid="0007785d" officeooo:paragraph-rsid="0007785d"/>
    </style:style>
    <style:style style:name="P7" style:family="paragraph" style:parent-style-name="Standard">
      <style:text-properties fo:font-weight="bold" officeooo:rsid="0007050a" officeooo:paragraph-rsid="0007050a" style:font-weight-asian="bold" style:font-weight-complex="bold"/>
    </style:style>
    <style:style style:name="P8" style:family="paragraph" style:parent-style-name="Standard">
      <style:text-properties fo:font-weight="bold" officeooo:rsid="0007050a" officeooo:paragraph-rsid="0007785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7050a" officeooo:paragraph-rsid="000712de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7050a" officeooo:paragraph-rsid="0007050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7050a" officeooo:paragraph-rsid="00092a45" style:font-weight-asian="bold" style:font-weight-complex="bold"/>
    </style:style>
    <style:style style:name="P12" style:family="paragraph" style:parent-style-name="Standard">
      <style:text-properties fo:font-weight="bold" officeooo:rsid="000712de" officeooo:paragraph-rsid="000712de" style:font-weight-asian="bold" style:font-weight-complex="bold"/>
    </style:style>
    <style:style style:name="P13" style:family="paragraph" style:parent-style-name="Standard">
      <style:text-properties fo:font-weight="bold" officeooo:rsid="0007785d" officeooo:paragraph-rsid="0007785d" style:font-weight-asian="bold" style:font-weight-complex="bold"/>
    </style:style>
    <style:style style:name="P14" style:family="paragraph" style:parent-style-name="Text_20_body">
      <style:text-properties officeooo:paragraph-rsid="00092a45"/>
    </style:style>
    <style:style style:name="T1" style:family="text">
      <style:text-properties officeooo:rsid="000712de"/>
    </style:style>
    <style:style style:name="T2" style:family="text">
      <style:text-properties officeooo:rsid="0007785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12de" style:font-weight-asian="bold" style:font-weight-complex="bold"/>
    </style:style>
    <style:style style:name="T5" style:family="text">
      <style:text-properties officeooo:rsid="00092a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esquisa sobre desenvolvimento de app de rede social para público específico – ConectandoMamães</text:p>
      <text:p text:style-name="P6"/>
      <text:p text:style-name="P14"><text:span text:style-name="T2">Prezadas mamães e futuras mamães, </text:span></text:p>
      <text:p text:style-name="P14">Preenchendo este questionário nos ajudará a obter os melhores resultados para o desenvolvimento do app.</text:p>
      <text:p text:style-name="Text_20_body">Muito obrigado e parabéns por esse momento mágico em suas vidas!</text:p>
      <text:p text:style-name="P7">Faixa Etária</text:p>
      <text:p text:style-name="P1">18-22</text:p>
      <text:p text:style-name="P1">23-26</text:p>
      <text:p text:style-name="P1">27-30</text:p>
      <text:p text:style-name="P1">Mais de 30 anos</text:p>
      <text:p text:style-name="P1"/>
      <text:p text:style-name="P12">Você possui Smartphone/Tablet?</text:p>
      <text:p text:style-name="P5">Sim</text:p>
      <text:p text:style-name="P5">Não</text:p>
      <text:p text:style-name="P5"/>
      <text:p text:style-name="P12">Se a resposta anterior for sim, qual sistema operacional está instalado no dispositivo?</text:p>
      <text:p text:style-name="P5">Android</text:p>
      <text:p text:style-name="P5">BlackBerry</text:p>
      <text:p text:style-name="P5">iOS</text:p>
      <text:p text:style-name="P5">Symbian</text:p>
      <text:p text:style-name="P5">Windows Phone</text:p>
      <text:p text:style-name="P5">Outro</text:p>
      <text:p text:style-name="P5"/>
      <text:p text:style-name="P8">Você utili<text:span text:style-name="T2">za</text:span>/u<text:span text:style-name="T2">tilizou</text:span> aplicativos móveis desenvolvidos para determinados objetivos? (Exemplo: controle de abastecimento, lista de compras, etc...)</text:p>
      <text:p text:style-name="P4">Sim</text:p>
      <text:p text:style-name="P4">Não</text:p>
      <text:p text:style-name="P5"/>
      <text:p text:style-name="P9">Durante sua g<text:span text:style-name="T2">ravidez</text:span>, você compartilhou momentos pessoais em redes sociais? (Facebook, Twitter, Instagram)?</text:p>
      <text:p text:style-name="P3">Diariamente</text:p>
      <text:p text:style-name="P3">Semanalmente</text:p>
      <text:p text:style-name="P3">Mensalmente</text:p>
      <text:p text:style-name="P3">Não compartilhei nada</text:p>
      <text:p text:style-name="P1"/>
      <text:p text:style-name="P10">Durante sua <text:span text:style-name="T2">gravidez</text:span>, você utilizou algum aplicativo móvel desenvolvido para gestantes?</text:p>
      <text:p text:style-name="P2">Sim</text:p>
      <text:p text:style-name="P2">Não</text:p>
      <text:p text:style-name="P2"/>
      <text:p text:style-name="P10">Se a resposta anterior for sim, pode nos informar qual aplicativo utilizou?</text:p>
      <text:p text:style-name="P2">Caixa de texto</text:p>
      <text:p text:style-name="P2"/>
      <text:p text:style-name="P11">Se fosse desenvolvido um aplicativ<text:span text:style-name="T2">o</text:span> de rede social, exclusivo para mamães e futuras mamães, você instalaria em seu Smartphone/Tablet? <text:span text:style-name="T5">(Considere a escala de 0 a 5).</text:span></text:p>
      <text:p text:style-name="P2">Ranking de avaliação</text:p>
      <text:p text:style-name="P2"/>
      <text:p text:style-name="P2"><text:span text:style-name="T3">O que não poderia faltar nesse aplicativo? </text:span><text:span text:style-name="T4">(Sugestões serão muito bem-vindas!)</text:span></text:p>
      <text:p text:style-name="P2">Caixa de tex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8S</meta:editing-duration>
    <meta:editing-cycles>5</meta:editing-cycles>
    <meta:generator>LibreOffice/5.2.6.2$Windows_X86_64 LibreOffice_project/a3100ed2409ebf1c212f5048fbe377c281438fdc</meta:generator>
    <dc:date>2017-10-02T14:11:05.709000000</dc:date>
    <meta:document-statistic meta:table-count="0" meta:image-count="0" meta:object-count="0" meta:page-count="1" meta:paragraph-count="36" meta:word-count="185" meta:character-count="1278" meta:non-whitespace-character-count="1127"/>
    <meta:user-defined meta:name="Info 1"/>
    <meta:user-defined meta:name="Info 2"/>
    <meta:user-defined meta:name="Info 3"/>
    <meta:user-defined meta:name="Info 4"/>
  </office:meta>
</office:document-meta>
</file>